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6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5.00pt" fo:font-weight="normal" fo:font-family="Arial" style:font-family-asian="Arial" style:font-family-complex="Arial" fo:background-color="transparent" fo:color="#666666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8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9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0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6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9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0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4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5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6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7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8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9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0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3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3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4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3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6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5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5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5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7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1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bold" fo:font-family="Roboto" style:font-family-asian="Roboto" style:font-family-complex="Roboto" fo:background-color="transparent" style:use-window-font-color="true" fo:font-style="italic"/>
    </style:style>
    <style:style style:name="T75" style:family="text">
      <style:text-properties fo:font-size="11.00pt" fo:font-weight="normal" fo:font-family="Roboto" style:font-family-asian="Roboto" style:font-family-complex="Roboto" fo:background-color="transparent" style:use-window-font-color="true" fo:font-style="italic"/>
    </style:style>
    <style:style style:name="T76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79" style:family="text">
      <style:text-properties fo:font-size="16.00pt" fo:font-weight="normal" fo:font-family="Roboto" style:font-family-asian="Roboto" style:font-family-complex="Roboto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24.00pt" fo:font-weight="normal" fo:font-family="Roboto" style:font-family-asian="Roboto" style:font-family-complex="Roboto" fo:background-color="transparent" style:use-window-font-color="true"/>
    </style:style>
    <style:style style:name="T82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9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12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155" style:family="text">
      <style:text-properties fo:font-size="36.00pt" fo:font-weight="normal" fo:font-family="Roboto" style:font-family-asian="Roboto" style:font-family-complex="Roboto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36.00pt" fo:font-weight="normal" fo:font-family="Roboto" style:font-family-asian="Roboto" style:font-family-complex="Roboto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36.00pt" fo:font-weight="normal" fo:font-family="Roboto" style:font-family-asian="Roboto" style:font-family-complex="Roboto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bottom="3.00pt"/>
    </style:style>
    <style:style style:name="P2" style:family="paragraph">
      <style:paragraph-properties fo:line-height="115.00%" fo:text-align="left"/>
    </style:style>
    <style:style style:name="P3" style:family="paragraph">
      <style:paragraph-properties fo:line-height="100.00%" fo:text-align="center" fo:margin-bottom="16.00pt"/>
    </style:style>
    <style:style style:name="P4" style:family="paragraph">
      <style:paragraph-properties fo:line-height="115.00%" fo:text-align="center"/>
    </style:style>
    <style:style style:name="P5" style:family="paragraph">
      <style:paragraph-properties fo:line-height="115.00%" fo:text-align="left"/>
    </style:style>
    <style:style style:name="P6" style:family="paragraph">
      <style:paragraph-properties fo:line-height="100.00%" fo:text-align="left" fo:margin-top="4.00pt">
        <style:tab-stops>
          <style:tab-stop style:position="451.25pt" style:type="right"/>
        </style:tab-stops>
      </style:paragraph-properties>
    </style:style>
    <style:style style:name="P7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8" style:family="paragraph">
      <style:paragraph-properties fo:line-height="100.00%" fo:text-align="left" fo:margin-left="18.00pt" fo:text-indent="0.00pt" fo:margin-top="3.00pt">
        <style:tab-stops>
          <style:tab-stop style:position="451.25pt" style:type="right"/>
        </style:tab-stops>
      </style:paragraph-properties>
    </style:style>
    <style:style style:name="P9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text:list-style style:name="L10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10" style:family="paragraph">
      <style:paragraph-properties fo:line-height="100.00%" fo:text-align="left" fo:margin-top="3.00pt">
        <style:tab-stops>
          <style:tab-stop style:position="397.25pt" style:type="right"/>
        </style:tab-stops>
      </style:paragraph-properties>
    </style:style>
    <style:style style:name="P11" style:family="paragraph">
      <style:paragraph-properties fo:line-height="100.00%" fo:text-align="left" fo:margin-bottom="12.00pt"/>
    </style:style>
    <style:style style:name="P12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13" style:family="paragraph">
      <style:paragraph-properties fo:line-height="100.00%" fo:text-align="left" fo:margin-left="18.00pt" fo:text-indent="0.00pt" fo:margin-top="3.00pt" fo:margin-bottom="4.00pt">
        <style:tab-stops>
          <style:tab-stop style:position="451.25pt" style:type="right"/>
        </style:tab-stops>
      </style:paragraph-properties>
    </style:style>
    <style:style style:name="P14" style:family="paragraph">
      <style:paragraph-properties fo:line-height="115.00%" fo:text-align="left"/>
    </style:style>
    <style:style style:name="P15" style:family="paragraph">
      <style:paragraph-properties fo:line-height="100.00%" fo:text-align="left" fo:margin-top="20.00pt" fo:margin-bottom="6.00pt"/>
    </style:style>
    <style:style style:name="P16" style:family="paragraph">
      <style:paragraph-properties fo:line-height="100.00%" fo:text-align="left" fo:margin-top="18.00pt" fo:margin-bottom="6.00pt"/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15.00%" fo:text-align="left"/>
    </style:style>
    <style:style style:name="P19" style:family="paragraph">
      <style:paragraph-properties fo:line-height="100.00%" fo:text-align="left" fo:margin-top="18.00pt" fo:margin-bottom="6.00pt"/>
    </style:style>
    <style:style style:name="P20" style:family="paragraph">
      <style:paragraph-properties fo:line-height="100.00%" fo:text-align="left" fo:margin-top="20.00pt" fo:margin-bottom="6.00pt"/>
    </style:style>
    <style:style style:name="P21" style:family="paragraph">
      <style:paragraph-properties fo:line-height="100.00%" fo:text-align="left" fo:margin-top="18.00pt" fo:margin-bottom="6.00pt"/>
    </style:style>
    <style:style style:name="P22" style:family="paragraph">
      <style:paragraph-properties fo:line-height="115.00%" fo:text-align="left"/>
    </style:style>
    <text:list-style style:name="L2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3" style:family="paragraph">
      <style:paragraph-properties fo:line-height="115.00%" fo:text-align="left"/>
    </style:style>
    <style:style style:name="P24" style:family="paragraph">
      <style:paragraph-properties fo:line-height="115.00%" fo:text-align="left"/>
    </style:style>
    <style:style style:name="P25" style:family="paragraph">
      <style:paragraph-properties fo:line-height="100.00%" fo:text-align="left" fo:margin-top="18.00pt" fo:margin-bottom="6.00pt"/>
    </style:style>
    <text:list-style style:name="L2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6" style:family="paragraph">
      <style:paragraph-properties fo:line-height="100.00%" fo:text-align="left" fo:margin-top="18.00pt" fo:margin-bottom="6.00pt"/>
    </style:style>
    <style:style style:name="P27" style:family="paragraph">
      <style:paragraph-properties fo:line-height="100.00%" fo:text-align="left" fo:margin-top="18.00pt" fo:margin-bottom="6.00pt"/>
    </style:style>
    <style:style style:name="P28" style:family="paragraph">
      <style:paragraph-properties fo:line-height="100.00%" fo:text-align="left" fo:margin-top="20.00pt" fo:margin-bottom="6.00pt"/>
    </style:style>
    <style:style style:name="P29" style:family="paragraph">
      <style:paragraph-properties fo:line-height="100.00%" fo:text-align="left" fo:margin-top="18.00pt" fo:margin-bottom="6.00pt"/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15.00%" fo:text-align="left"/>
    </style:style>
    <style:style style:name="P32" style:family="paragraph">
      <style:paragraph-properties fo:line-height="100.00%" fo:text-align="left" fo:margin-top="18.00pt" fo:margin-bottom="6.00pt"/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15.00%" fo:text-align="left"/>
    </style:style>
    <style:style style:name="P35" style:family="paragraph">
      <style:paragraph-properties fo:line-height="100.00%" fo:text-align="left" fo:margin-top="18.00pt" fo:margin-bottom="6.00pt"/>
    </style:style>
    <text:list-style style:name="L3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6" style:family="paragraph">
      <style:paragraph-properties fo:line-height="100.00%" fo:text-align="left" fo:margin-top="18.00pt" fo:margin-bottom="6.00pt"/>
    </style:style>
    <style:style style:name="P37" style:family="paragraph">
      <style:paragraph-properties fo:line-height="100.00%" fo:text-align="left" fo:margin-top="20.00pt" fo:margin-bottom="6.00pt"/>
    </style:style>
    <style:style style:name="P38" style:family="paragraph">
      <style:paragraph-properties fo:line-height="100.00%" fo:text-align="left" fo:margin-top="18.00pt" fo:margin-bottom="6.00pt"/>
    </style:style>
    <style:style style:name="P39" style:family="paragraph">
      <style:paragraph-properties fo:line-height="100.00%" fo:text-align="left" fo:margin-bottom="12.00pt"/>
    </style:style>
    <style:style style:name="P40" style:family="paragraph">
      <style:paragraph-properties fo:line-height="100.00%" fo:text-align="center" fo:margin-bottom="12.00pt"/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 fo:margin-bottom="12.00pt"/>
    </style:style>
    <style:style style:name="P43" style:family="paragraph">
      <style:paragraph-properties fo:line-height="100.00%" fo:text-align="left" fo:margin-top="20.00pt" fo:margin-bottom="6.00pt"/>
    </style:style>
    <style:style style:name="P44" style:family="paragraph">
      <style:paragraph-properties fo:line-height="115.00%" fo:text-align="left"/>
    </style:style>
    <style:style style:name="P45" style:family="paragraph">
      <style:paragraph-properties fo:line-height="100.00%" fo:text-align="left" fo:margin-left="2.00pt" fo:text-indent="-2.00pt">
        <style:tab-stops>
          <style:tab-stop style:position="13.00pt"/>
          <style:tab-stop style:position="49342.75pt"/>
          <style:tab-stop style:position="81178.05pt" style:type="right"/>
          <style:tab-stop style:position="-2.00pt"/>
          <style:tab-stop style:position="105.95pt"/>
          <style:tab-stop style:position="49342.75pt"/>
        </style:tab-stops>
      </style:paragraph-properties>
    </style:style>
    <style:style style:name="P46" style:family="paragraph">
      <style:paragraph-properties fo:line-height="115.00%" fo:text-align="left"/>
    </style:style>
    <style:style style:name="P47" style:family="paragraph">
      <style:paragraph-properties fo:line-height="100.00%" fo:text-align="left" fo:margin-left="2.00pt" fo:text-indent="-2.00pt">
        <style:tab-stops>
          <style:tab-stop style:position="13.00pt"/>
          <style:tab-stop style:position="49342.75pt"/>
          <style:tab-stop style:position="81178.05pt" style:type="right"/>
          <style:tab-stop style:position="-2.00pt"/>
          <style:tab-stop style:position="105.95pt"/>
          <style:tab-stop style:position="49342.75pt"/>
        </style:tab-stops>
      </style:paragraph-properties>
    </style:style>
    <style:style style:name="P48" style:family="paragraph">
      <style:paragraph-properties fo:line-height="100.00%" fo:text-align="left" fo:margin-left="2.00pt" fo:text-indent="-2.00pt">
        <style:tab-stops>
          <style:tab-stop style:position="13.00pt"/>
          <style:tab-stop style:position="49342.75pt"/>
          <style:tab-stop style:position="448179.65pt" style:type="right"/>
          <style:tab-stop style:position="-2.00pt"/>
          <style:tab-stop style:position="105.95pt"/>
          <style:tab-stop style:position="49342.75pt"/>
        </style:tab-stops>
      </style:paragraph-properties>
    </style:style>
    <style:style style:name="P49" style:family="paragraph">
      <style:paragraph-properties fo:line-height="115.00%" fo:text-align="right"/>
    </style:style>
    <style:style style:name="P50" style:family="paragraph">
      <style:paragraph-properties fo:line-height="115.00%" fo:text-align="left"/>
    </style:style>
    <style:style style:name="P51" style:family="paragraph">
      <style:paragraph-properties fo:line-height="100.00%" fo:text-align="left" fo:margin-left="2.00pt" fo:text-indent="-2.00pt">
        <style:tab-stops>
          <style:tab-stop style:position="13.00pt"/>
          <style:tab-stop style:position="49342.75pt"/>
          <style:tab-stop style:position="448179.65pt" style:type="right"/>
          <style:tab-stop style:position="-2.00pt"/>
          <style:tab-stop style:position="105.95pt"/>
          <style:tab-stop style:position="49342.75pt"/>
        </style:tab-stops>
      </style:paragraph-properties>
    </style:style>
    <style:style style:name="P52" style:family="paragraph">
      <style:paragraph-properties fo:line-height="100.00%" fo:text-align="left" fo:margin-left="2.00pt" fo:text-indent="-2.00pt">
        <style:tab-stops>
          <style:tab-stop style:position="13.00pt"/>
          <style:tab-stop style:position="49342.75pt"/>
          <style:tab-stop style:position="448179.65pt" style:type="right"/>
          <style:tab-stop style:position="-2.00pt"/>
          <style:tab-stop style:position="105.95pt"/>
          <style:tab-stop style:position="49342.75pt"/>
        </style:tab-stops>
      </style:paragraph-properties>
    </style:style>
    <style:style style:name="P53" style:family="paragraph">
      <style:paragraph-properties fo:line-height="115.00%" fo:text-align="right"/>
    </style:style>
    <style:style style:name="P54" style:family="paragraph">
      <style:paragraph-properties fo:line-height="115.00%" fo:text-align="left"/>
    </style:style>
    <style:style style:name="P55" style:family="paragraph">
      <style:paragraph-properties fo:line-height="100.00%" fo:text-align="left" fo:margin-left="2.00pt" fo:text-indent="-2.00pt">
        <style:tab-stops>
          <style:tab-stop style:position="13.00pt"/>
          <style:tab-stop style:position="49342.75pt"/>
          <style:tab-stop style:position="448179.65pt" style:type="right"/>
          <style:tab-stop style:position="-2.00pt"/>
          <style:tab-stop style:position="105.95pt"/>
          <style:tab-stop style:position="49342.75pt"/>
        </style:tab-stops>
      </style:paragraph-properties>
    </style:style>
    <style:style style:name="P56" style:family="paragraph">
      <style:paragraph-properties fo:line-height="115.00%" fo:text-align="left"/>
    </style:style>
    <style:style style:name="P57" style:family="paragraph">
      <style:paragraph-properties fo:line-height="100.00%" fo:text-align="left" fo:margin-top="20.00pt" fo:margin-bottom="6.00pt"/>
    </style:style>
    <style:style style:name="P58" style:family="paragraph">
      <style:paragraph-properties fo:line-height="100.00%" fo:text-align="center" fo:margin-bottom="12.00pt"/>
    </style:style>
    <style:style style:name="P59" style:family="paragraph">
      <style:paragraph-properties fo:line-height="100.00%" fo:text-align="left" fo:margin-top="18.00pt" fo:margin-bottom="6.00pt"/>
    </style:style>
    <style:style style:name="P60" style:family="paragraph">
      <style:paragraph-properties fo:line-height="100.00%" fo:text-align="center" fo:margin-top="18.00pt" fo:margin-bottom="6.00pt"/>
    </style:style>
    <style:style style:name="P61" style:family="paragraph">
      <style:paragraph-properties fo:line-height="100.00%" fo:text-align="left" fo:margin-top="18.00pt" fo:margin-bottom="6.00pt"/>
    </style:style>
    <style:style style:name="P62" style:family="paragraph">
      <style:paragraph-properties fo:line-height="115.00%" fo:text-align="left"/>
    </style:style>
    <style:style style:name="TableColumn0100" style:family="table-column">
      <style:table-column-properties style:column-width="0.208333in"/>
    </style:style>
    <style:style style:name="TableColumn0101" style:family="table-column">
      <style:table-column-properties style:column-width="1.499306in"/>
    </style:style>
    <style:style style:name="TableColumn0102" style:family="table-column">
      <style:table-column-properties style:column-width="1.469444in"/>
    </style:style>
    <style:style style:name="TableColumn0103" style:family="table-column">
      <style:table-column-properties style:column-width="1.197917in"/>
    </style:style>
    <style:style style:name="TableColumn0104" style:family="table-column">
      <style:table-column-properties style:column-width="0.604167in"/>
    </style:style>
    <style:style style:name="TableColumn0105" style:family="table-column">
      <style:table-column-properties style:column-width="1.593056in"/>
    </style:style>
    <style:style style:name="Table01" style:family="table">
      <style:table-properties style:width="6.572222in" fo:margin-left="0.000000in" style:writing-mode="lr" table:align="left" style:may-break-between-rows="true"/>
    </style:style>
    <style:style style:name="TableRow0100" style:family="table-row">
      <style:table-row-properties style:min-row-height="0.218750in"/>
    </style:style>
    <style:style style:name="TableCell010000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 0 0 0"/>
    </style:style>
    <style:style style:name="TableCell010001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 0 0 0"/>
    </style:style>
    <style:style style:name="TableCell010002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 0 0 0"/>
    </style:style>
    <style:style style:name="TableCell010003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 0 0 0"/>
    </style:style>
    <style:style style:name="TableCell010004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 0 0 0"/>
    </style:style>
    <style:style style:name="TableCell010005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 0 0 0"/>
    </style:style>
    <style:style style:name="TableRow0101" style:family="table-row">
      <style:table-row-properties style:min-row-height="0.375000in"/>
    </style:style>
    <style:style style:name="TableCell010100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101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102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103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104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105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Row0102" style:family="table-row">
      <style:table-row-properties style:min-row-height="0.541667in"/>
    </style:style>
    <style:style style:name="TableCell010200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201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202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203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204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205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</office:automatic-styles>
  <office:body>
    <office:text>
      <text:p text:style-name="P1"><text:span text:style-name="T1">Rapport d’intervention</text:span></text:p>
      <text:p text:style-name="P2"><text:span text:style-name="T2"/></text:p>
      <text:p text:style-name="P3"><text:span text:style-name="T3">Nina Carducci</text:span></text:p>
      <text:p text:style-name="P4"><text:span text:style-name="T4"/></text:p>
      <text:p text:style-name="P5"><text:span text:style-name="T4"/></text:p>
      <text:p text:style-name="P6"><text:a xlink:href="#_n8jvrnml41oj"><text:span text:style-name="T6">I - Comparatif avant et après optimisation</text:span></text:a><text:span text:style-name="T7"><text:tab/>2</text:span></text:p>
      <text:p text:style-name="P7"><text:a xlink:href="#_75j88ale97cb"><text:span text:style-name="T9">II - Détails des optimisations effectuées</text:span></text:a><text:span text:style-name="T10"><text:tab/>2</text:span></text:p>
      <text:p text:style-name="P8"><text:a xlink:href="#_uxfyskso5n4s"><text:span text:style-name="T12">1 - Les images</text:span></text:a><text:span text:style-name="T13"><text:tab/>2</text:span></text:p>
      <text:p text:style-name="P8"><text:a xlink:href="#_xkbpxkl6umhk"><text:span text:style-name="T15">2 -</text:span></text:a><text:span text:style-name="T16"><text:s/>Code inutile</text:span></text:p>
      <text:p text:style-name="P8"><text:span text:style-name="T16">3 -<text:s/></text:span><text:span text:style-name="T17">Minification des fichier JS / CSS<text:s/></text:span><text:span text:style-name="T18"><text:tab/>2</text:span></text:p>
      <text:p text:style-name="P9"><text:a xlink:href="#_r7gkf09frlj5"><text:span text:style-name="T20">III - Accessibilité du site</text:span></text:a><text:span text:style-name="T21"/></text:p>
      <text:p text:style-name="P9"><text:span text:style-name="T22"><text:s text:c="6"/></text:span><text:span text:style-name="T23">1- Modification effectuer<text:s/></text:span><text:span text:style-name="T24"><text:tab/>2</text:span></text:p>
      <text:p text:style-name="P9"><text:a xlink:href="#_s89pup9bbtic"><text:span text:style-name="T26">IV - Détails de<text:s/></text:span></text:a><text:span text:style-name="T27">realisation<text:s text:c="2"/></text:span><text:a xlink:href="#_s89pup9bbtic"><text:span text:style-name="T29">additionnelles à la demande du client</text:span></text:a><text:span text:style-name="T30"><text:tab/>2</text:span></text:p>
      <text:list text:style-name="L10">
        <text:list-item>
          <text:p text:style-name="P10"><text:span text:style-name="T31">Ajout balise métadescription </text:span></text:p>
        </text:list-item>
        <text:list-item>
          <text:p text:style-name="P10"><text:span text:style-name="T31">Ajout d'un richSnippet </text:span></text:p>
        </text:list-item>
        <text:list-item>
          <text:p text:style-name="P11"><text:span text:style-name="T31">Ajout Twitter Cards / OpenGraph</text:span></text:p>
        </text:list-item>
        <text:list-item>
          <text:p text:style-name="P11"><text:span text:style-name="T31">Ajout des différents mot clef pour le référencement naturel du site.<text:s text:c="2"/><text:tab/>2</text:span></text:p>
        </text:list-item>
      </text:list>
      <text:p text:style-name="P12"><text:a xlink:href="#_w04kirgfeg7j"><text:span text:style-name="T33">Annexe</text:span></text:a><text:span text:style-name="T34"><text:tab/>3</text:span></text:p>
      <text:p text:style-name="P13"><text:a xlink:href="#_3m019n8dyixe"><text:span text:style-name="T36">Rapport complet de l’audit Lighthouse</text:span></text:a><text:span text:style-name="T37"><text:tab/>3</text:span></text:p>
      <text:p text:style-name="P14"><text:span text:style-name="T38"/></text:p>
      <text:p text:style-name="P14"><text:span text:style-name="T38"/></text:p>
      <text:p text:style-name="P14"><text:span text:style-name="T38"/></text:p>
      <text:p text:style-name="P14"><text:span text:style-name="T38"/></text:p>
      <text:p text:style-name="P14"><text:span text:style-name="T38"/></text:p>
      <text:p text:style-name="P14"><text:span text:style-name="T38"/></text:p>
      <text:p text:style-name="P14"><text:span text:style-name="T38"/></text:p>
      <text:p text:style-name="P14"><text:span text:style-name="T38"/></text:p>
      <text:p text:style-name="P14"><text:span text:style-name="T38"/></text:p>
      <text:p text:style-name="P14"><text:span text:style-name="T38"/></text:p>
      <text:p text:style-name="P14"><text:span text:style-name="T38"/></text:p>
      <text:p text:style-name="P14"><text:span text:style-name="T38"/></text:p>
      <text:p text:style-name="P14"><text:span text:style-name="T38"/></text:p>
      <text:p text:style-name="P14"><text:span text:style-name="T38"/></text:p>
      <text:p text:style-name="P14"><text:span text:style-name="T38"/></text:p>
      <text:p text:style-name="P14"><text:span text:style-name="T38"/></text:p>
      <text:p text:style-name="P14"><text:span text:style-name="T38"/></text:p>
      <text:p text:style-name="P14"><text:span text:style-name="T38"/></text:p>
      <text:p text:style-name="P14"><text:span text:style-name="T38"/></text:p>
      <text:p text:style-name="P14"><text:span text:style-name="T38"/></text:p>
      <text:p text:style-name="P14"><text:span text:style-name="T38"/></text:p>
      <text:p text:style-name="P14"><text:span text:style-name="T38"/></text:p>
      <text:p text:style-name="P14"><text:span text:style-name="T38"/></text:p>
      <text:p text:style-name="P14"><text:span text:style-name="T38"/></text:p>
      <text:p text:style-name="P14"><text:span text:style-name="T38"/></text:p>
      <text:p text:style-name="P14"><text:span text:style-name="T38"/></text:p>
      <text:p text:style-name="P14"><text:span text:style-name="T38"/></text:p>
      <text:p text:style-name="P14"><text:span text:style-name="T38"/></text:p>
      <text:p text:style-name="P14"><text:span text:style-name="T38"/></text:p>
      <text:p text:style-name="P15"><text:span text:style-name="T39">I - Score Lighthouse</text:span></text:p>
      <text:p text:style-name="P16"><text:span text:style-name="T40">Score Lighthouse avant optimisation</text:span></text:p>
      <text:p text:style-name="P17"><text:span text:style-name="T41"/></text:p>
      <text:p text:style-name="P17"><draw:frame text:anchor-type="as-char" svg:width="146.58mm" svg:height="93.40mm" style:rel-width="scale" style:rel-height="scale"><draw:object-ole xlink:href="OleObj1"/><draw:image xlink:href="ObjectReplacements/OleObj1"/></draw:frame><text:span text:style-name="T41"/></text:p>
      <text:p text:style-name="P18"><text:span text:style-name="T41"/></text:p>
      <text:p text:style-name="P19"><text:span text:style-name="T42">Score Lighthouse après optimisation</text:span></text:p>
      <text:p text:style-name="P19"><draw:frame text:anchor-type="as-char" svg:width="146.58mm" svg:height="62.18mm" style:rel-width="scale" style:rel-height="scale"><draw:object-ole xlink:href="OleObj2"/><draw:image xlink:href="ObjectReplacements/OleObj2"/></draw:frame><text:span text:style-name="T43"/></text:p>
      <text:p text:style-name="P19"><text:span text:style-name="T43"/></text:p>
      <text:p text:style-name="P20"><text:span text:style-name="T44">II - Détails des optimisations et interventions effectuées</text:span></text:p>
      <text:p text:style-name="P21"><text:span text:style-name="T45">1 - Les images</text:span></text:p>
      <text:p text:style-name="P22"><text:span text:style-name="T46">Le projet comporte originellement<text:s/></text:span><text:span text:style-name="T47">15</text:span><text:span text:style-name="T48"><text:s/>images pour un poids total de 32.5</text:span><text:span text:style-name="T49"> </text:span><text:span text:style-name="T50">MB. Nous avons effectué les modifications suivantes aux images :</text:span></text:p>
      <text:list text:style-name="L23">
        <text:list-item>
          <text:p text:style-name="P23"><text:span text:style-name="T50">Format Jpeg/Png -&gt; Webp</text:span></text:p>
        </text:list-item>
        <text:list-item>
          <text:p text:style-name="P23"><text:span text:style-name="T50">Re-Sizing de certaine photo pour réduire au maximum leur poids sur le site, Aucun impact visuelle pour l’utilisateur<text:s text:c="2"/></text:span></text:p>
        </text:list-item>
      </text:list>
      <text:p text:style-name="P24"><text:span text:style-name="T51"/></text:p>
      <text:p text:style-name="P24"><text:span text:style-name="T52">Après les modifications, le poids total des images est de<text:s/></text:span><text:span text:style-name="T53">4.7 </text:span><text:span text:style-name="T54">MB, soit un gain de<text:s/></text:span><text:span text:style-name="T55">85 </text:span><text:span text:style-name="T56">%.</text:span></text:p>
      <text:p text:style-name="P25"><text:span text:style-name="T57">2 - Code inutile </text:span></text:p>
      <text:list text:style-name="L26">
        <text:list-item>
          <text:p text:style-name="P26"><text:span text:style-name="T58">Suppression du cote inutile dans les fichier Bootstrap.</text:span><text:span text:style-name="T59">css</text:span><text:span text:style-name="T60"><text:s/></text:span><text:span text:style-name="T61">12000lignes -&gt; 500 lignes </text:span></text:p>
        </text:list-item>
      </text:list>
      <text:p text:style-name="P27"><text:span text:style-name="T62">3- Minification des fichier JS / CSS </text:span></text:p>
      <text:p text:style-name="P27"><draw:frame text:anchor-type="as-char" svg:width="70.91mm" svg:height="39.42mm" style:rel-width="scale" style:rel-height="scale"><draw:object-ole xlink:href="OleObj3"/><draw:image xlink:href="ObjectReplacements/OleObj3"/></draw:frame><text:span text:style-name="T63"/></text:p>
      <text:p text:style-name="P27"><text:span text:style-name="T63"/></text:p>
      <text:p text:style-name="P28"><text:span text:style-name="T64">III - Accessibilité du site</text:span></text:p>
      <text:p text:style-name="P29"><text:span text:style-name="T65">Accessibilité avant optimisation </text:span></text:p>
      <text:p text:style-name="P30"><draw:frame text:anchor-type="as-char" svg:width="146.58mm" svg:height="107.95mm" style:rel-width="scale" style:rel-height="scale"><draw:object-ole xlink:href="OleObj4"/><draw:image xlink:href="ObjectReplacements/OleObj4"/></draw:frame><text:span text:style-name="T66"/></text:p>
      <text:p text:style-name="P31"><text:span text:style-name="T66"/></text:p>
      <text:p text:style-name="P32"><text:span text:style-name="T67">Accessibilité après optimisation</text:span></text:p>
      <text:p text:style-name="P33"><draw:frame text:anchor-type="as-char" svg:width="146.58mm" svg:height="118.80mm" style:rel-width="scale" style:rel-height="scale"><draw:object-ole xlink:href="OleObj5"/><draw:image xlink:href="ObjectReplacements/OleObj5"/></draw:frame><text:span text:style-name="T68"/></text:p>
      <text:p text:style-name="P34"><text:span text:style-name="T68"/></text:p>
      <text:p text:style-name="P35"><text:span text:style-name="T69">Modifications effectuées</text:span></text:p>
      <text:list text:style-name="L36">
        <text:list-item>
          <text:p text:style-name="P36"><text:span text:style-name="T70">Ajout des balise alt sur chaque photos du site internet avec des mos cléf pertinent</text:span></text:p>
        </text:list-item>
        <text:list-item>
          <text:p text:style-name="P36"><text:span text:style-name="T70">Ajout d'une balise &lt;title&gt; avec des mots clef pour augmenter le réferencement </text:span></text:p>
        </text:list-item>
        <text:list-item>
          <text:p text:style-name="P36"><text:span text:style-name="T70">Ajout des association de label dans les formulaires<text:s text:c="2"/></text:span></text:p>
        </text:list-item>
        <text:list-item>
          <text:p text:style-name="P36"><text:span text:style-name="T70">Modification des couleurs pour ameliorer le contrast ratio </text:span></text:p>
        </text:list-item>
        <text:list-item>
          <text:p text:style-name="P36"><text:span text:style-name="T70">Structure des titres corrigée<text:s text:c="2"/></text:span></text:p>
        </text:list-item>
      </text:list>
      <text:p text:style-name="P37"><text:span text:style-name="T71">IV - Détails de réalisations additionnelles à la demande du client</text:span></text:p>
      <text:p text:style-name="P38"><text:span text:style-name="T72">1 -<text:tab/>Ajout balise métadescription </text:span></text:p>
      <text:p text:style-name="P38"><draw:frame text:anchor-type="as-char" svg:width="146.58mm" svg:height="41.80mm" style:rel-width="scale" style:rel-height="scale"><draw:object-ole xlink:href="OleObj6"/><draw:image xlink:href="ObjectReplacements/OleObj6"/></draw:frame><text:span text:style-name="T73"/></text:p>
      <text:p text:style-name="P38"><text:span text:style-name="T74">La méta-description,</text:span><text:span text:style-name="T75"><text:s/>courte mais précieuse, offre un aperçu concis du contenu d'une page web. Cruciale pour le référencement et l'expérience utilisateur, elle résume le sujet de la page en environ 150-160 caractères, incitant les utilisateurs à cliquer tout en aidant les moteurs de recherche à comprendre le contenu.</text:span></text:p>
      <text:p text:style-name="P38"><text:span text:style-name="T76">2-<text:tab/>Ajout d'un richSnippet </text:span></text:p>
      <text:p text:style-name="P38"><draw:frame text:anchor-type="as-char" svg:width="146.58mm" svg:height="116.15mm" style:rel-width="scale" style:rel-height="scale"><draw:object-ole xlink:href="OleObj7"/><draw:image xlink:href="ObjectReplacements/OleObj7"/></draw:frame><text:span text:style-name="T77"/></text:p>
      <text:p text:style-name="P39"><text:span text:style-name="T78">3-<text:s text:c="2"/>Ajout<text:s/></text:span><text:span text:style-name="T79">Twitter Cards / OpenGraph</text:span></text:p>
      <text:p text:style-name="P39"><draw:frame text:anchor-type="as-char" svg:width="146.58mm" svg:height="50.01mm" style:rel-width="scale" style:rel-height="scale"><draw:object-ole xlink:href="OleObj8"/><draw:image xlink:href="ObjectReplacements/OleObj8"/></draw:frame><text:span text:style-name="T80"/></text:p>
      <text:p text:style-name="P40"><text:span text:style-name="T81">4-<text:s/></text:span><text:span text:style-name="T82">Ajout des différents mot clef pour le référencement naturel du site.</text:span></text:p>
      <text:p text:style-name="P40"><text:span text:style-name="T83"/></text:p>
      <text:p text:style-name="P41"><text:span text:style-name="T84">Mot clés <text:tab/>Nombre de recherches<text:tab/>Concurrence </text:span></text:p>
      <text:p text:style-name="P41"><text:span text:style-name="T84"><text:tab/><text:tab/></text:span></text:p>
      <text:p text:style-name="P41"><text:span text:style-name="T85">Photo paysage</text:span><text:span text:style-name="T86"><text:tab/><text:tab/></text:span><text:span text:style-name="T87">10 k<text:s/></text:span><text:span text:style-name="T88">–</text:span><text:span text:style-name="T89"><text:s/>100 k</text:span><text:span text:style-name="T90"><text:tab/> <text:tab/><text:tab/><text:tab/>Faible</text:span></text:p>
      <text:p text:style-name="P41"><text:span text:style-name="T91">tarif photographe mariage<text:tab/>1 k<text:s/></text:span><text:span text:style-name="T92">–</text:span><text:span text:style-name="T93"><text:s/>10 k</text:span><text:span text:style-name="T94"><text:tab/><text:tab/><text:tab/>Faible</text:span></text:p>
      <text:p text:style-name="P41"><text:span text:style-name="T95">événement</text:span><text:span text:style-name="T96"><text:tab/><text:tab/></text:span><text:span text:style-name="T97">10 k<text:s/></text:span><text:span text:style-name="T98">–</text:span><text:span text:style-name="T99"><text:s/>100 k</text:span><text:span text:style-name="T100"><text:tab/><text:tab/><text:tab/><text:tab/>Faible</text:span></text:p>
      <text:p text:style-name="P41"><text:span text:style-name="T101">cérémonie laïque</text:span><text:span text:style-name="T102"><text:tab/></text:span><text:span text:style-name="T103">10 k<text:s/></text:span><text:span text:style-name="T104">–</text:span><text:span text:style-name="T105"><text:s/>100 k</text:span><text:span text:style-name="T106"><text:tab/><text:tab/><text:tab/><text:tab/>Faible</text:span></text:p>
      <text:p text:style-name="P41"><text:span text:style-name="T107">photo noire et blanc</text:span><text:span text:style-name="T108"><text:tab/></text:span><text:span text:style-name="T109">10 k<text:s/></text:span><text:span text:style-name="T110">–</text:span><text:span text:style-name="T111"><text:s/>100 k</text:span><text:span text:style-name="T112"><text:tab/><text:tab/><text:tab/><text:tab/>Moyen</text:span></text:p>
      <text:p text:style-name="P42"><text:span text:style-name="T113">photographe professionnel</text:span><text:span text:style-name="T114"><text:tab/></text:span><text:span text:style-name="T115">1 k<text:s/></text:span><text:span text:style-name="T116">–</text:span><text:span text:style-name="T117"><text:s/>10 k</text:span><text:span text:style-name="T118"><text:tab/><text:tab/><text:tab/>Faible</text:span></text:p>
      <text:p text:style-name="P43"><text:span text:style-name="T119">V - Cahier de recette</text:span></text:p>
      <text:p text:style-name="P44"><text:span text:style-name="T120">Détail des fonctionnalités débuggées et de leur statut :</text:span></text:p>
      <text:p text:style-name="P44"><text:span text:style-name="T121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column table:style-name="TableColumn0105"/>
        <table:table-row table:style-name="TableRow0100">
          <table:table-cell table:style-name="TableCell010000">
            <text:p text:style-name="P46"><text:span text:style-name="T122">ID</text:span><text:span text:style-name="T123"/></text:p>
          </table:table-cell>
          <table:table-cell table:style-name="TableCell010001">
            <text:p text:style-name="P46"><text:span text:style-name="T124">Action</text:span><text:span text:style-name="T125"/></text:p>
          </table:table-cell>
          <table:table-cell table:style-name="TableCell010002">
            <text:p text:style-name="P46"><text:span text:style-name="T126">Résultat initial</text:span><text:span text:style-name="T127"/></text:p>
          </table:table-cell>
          <table:table-cell table:style-name="TableCell010003">
            <text:p text:style-name="P46"><text:span text:style-name="T128">Résultat attendu</text:span><text:span text:style-name="T129"/></text:p>
          </table:table-cell>
          <table:table-cell table:style-name="TableCell010004">
            <text:p text:style-name="P46"><text:span text:style-name="T130">Statut</text:span><text:span text:style-name="T131"/></text:p>
          </table:table-cell>
          <table:table-cell table:style-name="TableCell010005">
            <text:p text:style-name="P46"><text:span text:style-name="T132">Remarques et commentaires</text:span><text:span text:style-name="T133"/></text:p>
          </table:table-cell>
        </table:table-row>
        <table:table-row table:style-name="TableRow0101">
          <table:table-cell table:style-name="TableCell010100">
            <text:p text:style-name="P49"><text:span text:style-name="T134">1</text:span><text:span text:style-name="T135"/></text:p>
          </table:table-cell>
          <table:table-cell table:style-name="TableCell010101">
            <text:p text:style-name="P50"><text:span text:style-name="T136"><text:s/>Navigation modal</text:span><text:span text:style-name="T137"/></text:p>
          </table:table-cell>
          <table:table-cell table:style-name="TableCell010102">
            <text:p text:style-name="P50"><text:span text:style-name="T138">Non fonctionnement</text:span><text:span text:style-name="T139"/></text:p>
          </table:table-cell>
          <table:table-cell table:style-name="TableCell010103">
            <text:p text:style-name="P50"><text:span text:style-name="T140">défilement des photos<text:s/></text:span><text:span text:style-name="T141"/></text:p>
          </table:table-cell>
          <table:table-cell table:style-name="TableCell010104">
            <text:p text:style-name="P50"><text:span text:style-name="T142"><text:s/>Résolu</text:span><text:span text:style-name="T143"/></text:p>
          </table:table-cell>
          <table:table-cell table:style-name="TableCell010105">
            <text:p text:style-name="P50"><text:span text:style-name="T143"/></text:p>
          </table:table-cell>
        </table:table-row>
        <table:table-row table:style-name="TableRow0102">
          <table:table-cell table:style-name="TableCell010200">
            <text:p text:style-name="P53"><text:span text:style-name="T144">2</text:span><text:span text:style-name="T145"/></text:p>
          </table:table-cell>
          <table:table-cell table:style-name="TableCell010201">
            <text:p text:style-name="P54"><text:span text:style-name="T146">Probléme de Tag</text:span><text:span text:style-name="T147"/></text:p>
          </table:table-cell>
          <table:table-cell table:style-name="TableCell010202">
            <text:p text:style-name="P54"><text:span text:style-name="T148">Non fonctionnement</text:span><text:span text:style-name="T149"/></text:p>
          </table:table-cell>
          <table:table-cell table:style-name="TableCell010203">
            <text:p text:style-name="P54"><text:span text:style-name="T150">Couleur en background des cartégorie selectionée<text:s/></text:span><text:span text:style-name="T151"/></text:p>
          </table:table-cell>
          <table:table-cell table:style-name="TableCell010204">
            <text:p text:style-name="P54"><text:span text:style-name="T152">Résolu</text:span><text:span text:style-name="T153"/></text:p>
          </table:table-cell>
          <table:table-cell table:style-name="TableCell010205">
            <text:p text:style-name="P54"><text:span text:style-name="T153"/></text:p>
          </table:table-cell>
        </table:table-row>
      </table:table>
      <text:p text:style-name="P56"><text:span text:style-name="T153"/></text:p>
      <text:p text:style-name="P57"><text:span text:style-name="T154">Annexe</text:span></text:p>
      <text:p text:style-name="P58"><text:span text:style-name="T155">Richsnippet</text:span></text:p>
      <text:p text:style-name="P59"><draw:frame text:anchor-type="as-char" svg:width="146.58mm" svg:height="75.94mm" style:rel-width="scale" style:rel-height="scale"><draw:object-ole xlink:href="OleObj9"/><draw:image xlink:href="ObjectReplacements/OleObj9"/></draw:frame><text:span text:style-name="T156"/></text:p>
      <text:p text:style-name="P59"><text:span text:style-name="T156"/></text:p>
      <text:p text:style-name="P60"><text:span text:style-name="T157">Waves</text:span></text:p>
      <text:p text:style-name="P61"><text:span text:style-name="T158"/></text:p>
      <text:p text:style-name="P61"><text:span text:style-name="T158"/></text:p>
      <text:p text:style-name="P61"><draw:frame text:anchor-type="as-char" svg:width="146.58mm" svg:height="295.28mm" style:rel-width="scale" style:rel-height="scale"><draw:object-ole xlink:href="OleObj10"/><draw:image xlink:href="ObjectReplacements/OleObj10"/></draw:frame><text:span text:style-name="T158"/></text:p>
      <text:p text:style-name="P61"><text:span text:style-name="T158"/></text:p>
      <text:p text:style-name="P61"><text:span text:style-name="T159"><text:s/><text:tab/><text:tab/>LightHouse</text:span></text:p>
      <text:p text:style-name="P61"><text:span text:style-name="T160"/></text:p>
      <text:p text:style-name="P61"><text:span text:style-name="T161">Rapport joint avec les documents</text:span></text:p>
      <text:p text:style-name="P61"><text:span text:style-name="T162"/></text:p>
      <text:p text:style-name="P61"><text:span text:style-name="T162"/></text:p>
      <text:p text:style-name="P61"><text:span text:style-name="T162"/></text:p>
      <text:p text:style-name="P61"><text:span text:style-name="T162"/></text:p>
      <text:p text:style-name="P62"><text:span text:style-name="T162"/></text:p>
      <text:p text:style-name="P62"><text:span text:style-name="T162"/></text:p>
      <text:p text:style-name="P62"><text:span text:style-name="T16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